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ndale Mono"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0102030405060708090A0B0C0D0E</text:p>
      <text:p text:style-name="P1">0F101112131415161718191A1B1C1D1E</text:p>
      <text:p text:style-name="P1">1F202122232425262728292A2B2C2D2E</text:p>
      <text:p text:style-name="P1">2F303132333435363738393A3B3C3D3E</text:p>
      <text:p text:style-name="P1">3F404142434445464748494A4B4C4D4E</text:p>
      <text:p text:style-name="P1">4F505152535455565758595A5B5C5D5E</text:p>
      <text:p text:style-name="P1">5F606162636465666768696A6B6C6D6E</text:p>
      <text:p text:style-name="P1">6F707172737475767778797A7B7C7D7E</text:p>
      <text:p text:style-name="P1">7F808182838485868788898A8B8C8D8E</text:p>
      <text:p text:style-name="P1">8F909192939495969798999A9B9C9D9E</text:p>
      <text:p text:style-name="P1">9FA0A1A2A3A4A5A6A7A8A9AAABACADAE</text:p>
      <text:p text:style-name="P1">AFB0B1B2B3B4B5B6B7B8B9BABBBCBDBE</text:p>
      <text:p text:style-name="P1">BFC0C1C2C3C4C5C6C7C8C9CACBCCCDCE</text:p>
      <text:p text:style-name="P1">CFD0D1D2D3D4D5D6D7D8D9DADBDCDDDE</text:p>
      <text:p text:style-name="P1">DFE0E1E2E3E4E5E6E7E8E9EAEBECEDEE</text:p>
      <text:p text:style-name="P1">EFF0F1F2F3F4F5F6F7F8F9FAFBFCFDFE</text:p>
      <text:p text:style-name="P1">00010000000100000004000000100000</text:p>
      <text:p text:style-name="P1">00080004000200000002000400080000</text:p>
      <text:p text:style-name="P1">00100004000000000010002000400000</text:p>
      <text:p text:style-name="P1">00800020000000080000000000000000</text:p>
      <text:p text:style-name="P1">00010000000100000004000000100000</text:p>
      <text:p text:style-name="P1">00080004000000000002000400080000</text:p>
      <text:p text:style-name="P1">00100004000100000001000200040000</text:p>
      <text:p text:style-name="P1">0008000400020000001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FFFFFFFFFFFFFFFFFFFFFFFFFFFFFFFF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<text:soft-page-break/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00000000000000000000000000000000</text:p>
      <text:p text:style-name="P1">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peicherinhalt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257" meta:word-count="257" meta:character-count="8145"/>
    <dc:date>2011-06-21T10:54:40</dc:date>
    <dc:creator>hc </dc:creator>
    <meta:generator>LibreOffice/3.3$Linux LibreOffice_project/330m19$Build-202</meta:generator>
  </office:meta>
</office:document-meta>
</file>